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6000000C71115DF30C4E90814.png" manifest:media-type="image/png"/>
  <manifest:file-entry manifest:full-path="Pictures/10000000000001D0000001652F464E74495A4B43.png" manifest:media-type="image/png"/>
  <manifest:file-entry manifest:full-path="Pictures/10000000000001DE0000016F91328A238C3BFC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6b2e" officeooo:paragraph-rsid="001c6b2e"/>
    </style:style>
    <style:style style:name="P2" style:family="paragraph" style:parent-style-name="Standard">
      <style:paragraph-properties fo:text-align="end" style:justify-single-word="false"/>
      <style:text-properties officeooo:rsid="001c6b2e" officeooo:paragraph-rsid="001c6b2e"/>
    </style:style>
    <style:style style:name="P3" style:family="paragraph" style:parent-style-name="Standard">
      <style:paragraph-properties fo:text-align="start" style:justify-single-word="false"/>
      <style:text-properties officeooo:rsid="001c6b2e" officeooo:paragraph-rsid="001c6b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1.2c <text:s text:c="11"/></text:p>
      <text:p text:style-name="P2"><text:s/>電機系 <text:s text:c="9"/>李友岐</text:p>
      <text:p text:style-name="P3"/>
      <text:p text:style-name="P3">1.rtl</text:p>
      <text:p text:style-name="P3"><draw:frame draw:style-name="fr1" draw:name="Image1" text:anchor-type="paragraph" svg:x="0.0547in" svg:y="0.1516in" svg:width="4.7819in" svg:height="3.672in" draw:z-index="0"><draw:image xlink:href="Pictures/10000000000001DE0000016F91328A238C3BFC3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0.0339in" svg:y="0.302in" svg:width="4.8335in" svg:height="3.7189in" draw:z-index="1"><draw:image xlink:href="Pictures/10000000000001D0000001652F464E74495A4B43.png" xlink:type="simple" xlink:show="embed" xlink:actuate="onLoad"/></draw:frame>2. bto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aig</text:p>
      <text:p text:style-name="P3"><draw:frame draw:style-name="fr1" draw:name="Image3" text:anchor-type="paragraph" svg:x="0.0236in" svg:y="0.0728in" svg:width="4.8957in" svg:height="2.0728in" draw:z-index="2"><draw:image xlink:href="Pictures/10000000000001D6000000C71115DF30C4E908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8:21:49.784404301</meta:creation-date>
    <dc:date>2017-03-22T18:26:12.278076997</dc:date>
    <meta:editing-duration>PT4M22S</meta:editing-duration>
    <meta:editing-cycles>1</meta:editing-cycles>
    <meta:document-statistic meta:table-count="0" meta:image-count="3" meta:object-count="0" meta:page-count="2" meta:paragraph-count="5" meta:word-count="12" meta:character-count="53" meta:non-whitespace-character-count="28"/>
    <meta:generator>LibreOffice/5.1.4.2$Linux_X86_64 LibreOffice_project/10m0$Build-2</meta:generator>
  </office:meta>
</office:document-meta>
</file>